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1.89mm"/>
    </style:style>
    <style:style style:name="co4" style:family="table-column">
      <style:table-column-properties fo:break-before="auto" style:column-width="46.37mm"/>
    </style:style>
    <style:style style:name="co5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Номер эксперимента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string" calcext:value-type="string" table:number-columns-spanned="1" table:number-rows-spanned="2">
            <text:p>Показания микроамперметра I, мкА</text:p>
          </table:table-cell>
          <table:table-cell table:style-name="ce1" office:value-type="string" calcext:value-type="string" table:number-columns-spanned="1" table:number-rows-spanned="2">
            <text:p>Плотность потока энергии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5" calcext:value-type="float">
            <text:p>2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5" calcext:value-type="float">
            <text:p>1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5" calcext:value-type="float">
            <text:p>1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.5" calcext:value-type="float">
            <text:p>2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.5" calcext:value-type="float">
            <text:p>2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.5" calcext:value-type="float">
            <text:p>3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,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5" calcext:value-type="float">
            <text:p>4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.5" calcext:value-type="float">
            <text:p>4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" calcext:value-type="float">
            <text:p>1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.5" calcext:value-type="float">
            <text:p>2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16+50" office:value-type="float" office:value="66" calcext:value-type="float">
            <text:p>66</text:p>
          </table:table-cell>
          <table:table-cell table:formula="of:=[.H54]/2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I54]-16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.5" calcext:value-type="float">
            <text:p>2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3+-1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.5" calcext:value-type="float">
            <text:p>32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5" calcext:value-type="float">
            <text:p>3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5" calcext:value-type="float">
            <text:p>42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Asus ZB602KL</text:p>
          </table:table-cell>
          <table:table-cell table:number-columns-repeated="2"/>
          <table:table-cell office:value-type="string" calcext:value-type="string">
            <text:p>Honor 10</text:p>
          </table:table-cell>
          <table:table-cell/>
          <table:table-cell office:value-type="string" calcext:value-type="string">
            <text:p>Iphone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.5" calcext:value-type="float">
            <text:p>4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office:value-type="string" calcext:value-type="string">
            <text:p>безничего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решетка крупная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железный лист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ешетка мелкая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резина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советский старый плотный пластик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12:02:22.604469445</meta:creation-date>
    <dc:date>2021-09-30T13:10:38.388714842</dc:date>
    <meta:editing-duration>PT4M14S</meta:editing-duration>
    <meta:editing-cycles>1</meta:editing-cycles>
    <meta:document-statistic meta:table-count="1" meta:cell-count="424" meta:object-count="0"/>
    <meta:generator>LibreOffice/6.0.7.3$Linux_X86_64 LibreOffice_project/00m0$Build-3</meta:generator>
  </office:meta>
</office:document-meta>
</file>